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66f" officeooo:paragraph-rsid="0002066f"/>
    </style:style>
    <style:style style:name="P2" style:family="paragraph" style:parent-style-name="Standard">
      <style:text-properties officeooo:rsid="00028fb8" officeooo:paragraph-rsid="00028fb8"/>
    </style:style>
    <style:style style:name="P3" style:family="paragraph" style:parent-style-name="Standard">
      <style:text-properties officeooo:rsid="0003a93d" officeooo:paragraph-rsid="0003a9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I am Tony Stark Jr.</text:p>
      <text:p text:style-name="P2">Tony Stark Jr.</text:p>
      <text:p text:style-name="P2"/>
      <text:p text:style-name="P3">This is from master branc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8T21:42:19.648654366</meta:creation-date>
    <dc:date>2022-02-20T14:31:26.663689323</dc:date>
    <meta:editing-duration>PT10M18S</meta:editing-duration>
    <meta:editing-cycles>4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3" meta:word-count="14" meta:character-count="65" meta:non-whitespace-character-count="54"/>
  </office:meta>
</office:document-meta>
</file>